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1783f"/>
    </style:style>
    <style:style style:name="P2" style:family="paragraph" style:parent-style-name="Standard">
      <style:paragraph-properties fo:line-height="115%"/>
      <style:text-properties officeooo:paragraph-rsid="0001783f"/>
    </style:style>
    <style:style style:name="P3" style:family="paragraph" style:parent-style-name="Standard">
      <style:paragraph-properties fo:line-height="115%"/>
    </style:style>
    <style:style style:name="P4" style:family="paragraph" style:parent-style-name="Standard" style:list-style-name="L1">
      <style:paragraph-properties fo:line-height="115%"/>
      <style:text-properties officeooo:paragraph-rsid="0001783f"/>
    </style:style>
    <style:style style:name="P5" style:family="paragraph" style:parent-style-name="Standard">
      <style:paragraph-properties fo:line-height="115%"/>
      <style:text-properties officeooo:rsid="0001783f" officeooo:paragraph-rsid="0001783f"/>
    </style:style>
    <style:style style:name="P6" style:family="paragraph" style:parent-style-name="Standard" style:list-style-name="L1">
      <style:paragraph-properties fo:line-height="115%"/>
      <style:text-properties officeooo:rsid="0001783f" officeooo:paragraph-rsid="0001783f"/>
    </style:style>
    <style:style style:name="P7" style:family="paragraph" style:parent-style-name="Standard">
      <style:text-properties fo:font-style="normal" fo:font-weight="bold" officeooo:paragraph-rsid="0001783f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01783f" officeooo:paragraph-rsid="0001783f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weight="normal" officeooo:paragraph-rsid="0001783f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01783f" officeooo:paragraph-rsid="0001783f" style:font-weight-asian="normal" style:font-weight-complex="normal"/>
    </style:style>
    <style:style style:name="T1" style:family="text">
      <style:text-properties officeooo:rsid="0001783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783f" style:font-weight-asian="bold" style:font-weight-complex="bold"/>
    </style:style>
    <style:style style:name="T4" style:family="text">
      <style:text-properties fo:font-style="normal" fo:font-weight="bold" officeooo:rsid="0001783f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1783f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creva três requisitos funcionais para os seguintes sistemas: </text:p>
      <text:p text:style-name="P2">a) Sistema de petshop;</text:p>
      <text:p text:style-name="P2"/>
      <text:p text:style-name="P2"><text:s/><text:span text:style-name="T3">RF – 001</text:span><text:span text:style-name="T1"> O sistema deve permitir cadastrar os animais.</text:span></text:p>
      <text:p text:style-name="P5">RN 001 – Os dados que deverão estar contidos no cadastro de animais são:</text:p>
      <text:list xml:id="list2235076967" text:style-name="L1">
        <text:list-item>
          <text:p text:style-name="P6">Código da venda;</text:p>
        </text:list-item>
        <text:list-item>
          <text:p text:style-name="P6">Código do animal;</text:p>
        </text:list-item>
        <text:list-item>
          <text:p text:style-name="P6">Quantidade;</text:p>
        </text:list-item>
        <text:list-item>
          <text:p text:style-name="P6">Valor Unitário;</text:p>
        </text:list-item>
        <text:list-item>
          <text:p text:style-name="P6">Status de pagamento; </text:p>
        </text:list-item>
        <text:list-item>
          <text:p text:style-name="P4"><text:span text:style-name="T1">Cliente;</text:span></text:p>
        </text:list-item>
        <text:list-item>
          <text:p text:style-name="P6">Código do item</text:p>
        </text:list-item>
        <text:list-item>
          <text:p text:style-name="P6">Unidade de Medida</text:p>
        </text:list-item>
        <text:list-item>
          <text:p text:style-name="P6">Valor total</text:p>
        </text:list-item>
        <text:list-item>
          <text:p text:style-name="P6">Domínio: Pago, Aberto, Cancelado</text:p>
        </text:list-item>
      </text:list>
      <text:p text:style-name="P2"><text:s/></text:p>
      <text:p text:style-name="P2"><text:span text:style-name="T3">RF – 002 </text:span><text:span text:style-name="T1">deve permitir a vender dos itens do petshop. <text:s/></text:span></text:p>
      <text:p text:style-name="P7"><text:span text:style-name="T1">RF – 003</text:span><text:span text:style-name="T6"> O Sistema deve realizar a emissão de notal fiscal referente as vendas de itens do Petshop.</text:span></text:p>
      <text:p text:style-name="P7"><text:span text:style-name="T6"/></text:p>
      <text:p text:style-name="P8"><text:span text:style-name="T5">RN.003 – Verificar todas as regras de negócios.</text:span></text:p>
      <text:p text:style-name="P8"><text:span text:style-name="T5"/></text:p>
      <text:p text:style-name="P9"><text:span text:style-name="T2">RF – 00</text:span><text:span text:style-name="T3">4</text:span><text:span text:style-name="T1"> Os dados que deverão ser solicitados no cadastro de serviço são:</text:span></text:p>
      <text:list xml:id="list1918136871" text:style-name="L2">
        <text:list-item>
          <text:p text:style-name="P10">Código de serviço;</text:p>
        </text:list-item>
        <text:list-item>
          <text:p text:style-name="P10">Código do Animal;</text:p>
        </text:list-item>
        <text:list-item>
          <text:p text:style-name="P10">Data de Serviço;</text:p>
        </text:list-item>
        <text:list-item>
          <text:p text:style-name="P10">Status. Domínio: Concluído, aberto, cancelado.</text:p>
        </text:list-item>
        <text:list-item>
          <text:p text:style-name="P10">Status de pagamento: Pago, Aberto.</text:p>
        </text:list-item>
        <text:list-item>
          <text:p text:style-name="P10">Cliente;</text:p>
        </text:list-item>
        <text:list-item>
          <text:p text:style-name="P10">Tipo de serviço. Domínio: Banho, tosa, vacina.</text:p>
        </text:list-item>
        <text:list-item>
          <text:p text:style-name="P10">Valor;</text:p>
        </text:list-item>
      </text:list>
      <text:p text:style-name="P2"/>
      <text:p text:style-name="P2">b) Sistema de caixa eletrônico; </text:p>
      <text:p text:style-name="P2"/>
      <text:p text:style-name="P2"><text:span text:style-name="T3">RF – 001</text:span><text:span text:style-name="T1"> O sistema deve solicitar que o cliente insira o cartão e informe sua digital no sensor.</text:span></text:p>
      <text:p text:style-name="P3"><text:span text:style-name="T3">RF – 002</text:span><text:span text:style-name="T1"> O sistema deve permitir a consulta do soltado da </text:span>conta-<text:span text:style-name="T1">corrente do cliente. Obs.: O cliente deve validar a digital do cliente no sensor.</text:span></text:p>
      <text:p text:style-name="P2"><text:span text:style-name="T3">RF – 003</text:span><text:span text:style-name="T1"> O sistema deve sacar dinheiro da conta-corrente do cliente se houver saldo. Obs.: O sistema deve validar a digital do cliente no sensor.</text:span></text:p>
      <text:p text:style-name="P1"><text:span text:style-name="T3">RF – 004</text:span><text:span text:style-name="T1"> O sistema deve permitir depositar dinheiro da conta-corrente para uma pessoa física informando os dados de banco de agência e conta-corrente. </text:span></text:p>
      <text:p text:style-name="P2"/>
      <text:p text:style-name="P2">c) Sistema de oficina mecânica;</text:p>
      <text:p text:style-name="P1"><text:span text:style-name="T3">RF – 001</text:span><text:span text:style-name="T1"> O sistema deve permitir o cadastro de veículo dos clientes.</text:span></text:p>
      <text:p text:style-name="P1"><text:span text:style-name="T3">RF – 002 </text:span><text:span text:style-name="T1">O sistema deve permitir cadastrar os serviços realizados no veículo.</text:span></text:p>
      <text:p text:style-name="P1"><text:span text:style-name="T4">RF – 003</text:span><text:span text:style-name="T1"> O sistema deve permitir cadastrar as peças compradas pelo cliente durante a manutenção do veículo.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4:24:46.646000000</meta:creation-date>
    <dc:date>2023-05-15T15:52:58.486000000</dc:date>
    <meta:editing-duration>PT1H28M12S</meta:editing-duration>
    <meta:editing-cycles>1</meta:editing-cycles>
    <meta:document-statistic meta:table-count="0" meta:image-count="0" meta:object-count="0" meta:page-count="1" meta:paragraph-count="36" meta:word-count="295" meta:character-count="1711" meta:non-whitespace-character-count="1447"/>
    <meta:generator>LibreOffice/7.5.0.3$Windows_X86_64 LibreOffice_project/c21113d003cd3efa8c53188764377a8272d9d6de</meta:generator>
  </office:meta>
</office:document-meta>
</file>